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3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  <style:style style:name="P4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5" style:family="paragraph" style:parent-style-name="Preformatted_20_Text">
      <style:text-properties style:font-name="Arial" fo:font-size="8pt" officeooo:rsid="001be752" officeooo:paragraph-rsid="001be752" style:font-size-asian="8pt" style:font-size-complex="8pt"/>
    </style:style>
    <style:style style:name="P6" style:family="paragraph" style:parent-style-name="Table_20_Contents">
      <style:text-properties style:font-name="Arial" fo:font-size="8pt" style:font-name-asian="NSimSun" style:font-size-asian="8pt" style:font-name-complex="Liberation Mono" style:font-size-complex="8pt"/>
    </style:style>
    <style:style style:name="P7" style:family="paragraph" style:parent-style-name="Table_20_Contents">
      <style:text-properties style:font-name="Arial" fo:font-size="8pt" officeooo:rsid="0023c3b6" officeooo:paragraph-rsid="0023c3b6" style:font-name-asian="NSimSun" style:font-size-asian="8pt" style:font-name-complex="Liberation Mono" style:font-size-complex="8pt"/>
    </style:style>
    <style:style style:name="T1" style:family="text">
      <style:text-properties officeooo:rsid="001dd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hang zum Projektantrag von Jan Helmle<text:tab/><text:tab/><text:tab/><text:tab/><text:tab/><text:tab/><text:tab/>Berlin, <text:span text:style-name="T1">den </text:span>03.04.2016</text:p>
      <text:p text:style-name="P5"/>
      <text:p text:style-name="P5">----------------------------------------------------------------------------------------------------------------------------------------------------------------------------------------</text:p>
      <text:p text:style-name="P2"/>
      <text:p text:style-name="P2">Verwendete Ressourcen:</text:p>
      <text:p text:style-name="P2"/>
      <text:p text:style-name="P2">Hardware:</text:p>
      <text:p text:style-name="P2">- <text:s text:c="2"/>Bueroarbeitsplatz mit handelsueblichem PC</text:p>
      <text:p text:style-name="P2"/>
      <text:p text:style-name="P2">Software:</text:p>
      <text:p text:style-name="P2">- <text:s text:c="2"/>Windows 10 Professional 64bit - Betriebssystem</text:p>
      <text:p text:style-name="P2">- <text:s text:c="2"/>Netbeans 8.1 - Entwicklungsumgebung</text:p>
      <text:p text:style-name="P2">- <text:s text:c="2"/>Git 2.6 - Quellcodeverwaltung</text:p>
      <text:p text:style-name="P2">- <text:s text:c="2"/>Symfony 3 - PHP Framework (MVC)</text:p>
      <text:p text:style-name="P2">- <text:s text:c="2"/>MySQL - Datenbankmanagementsystem</text:p>
      <text:p text:style-name="P2">- <text:s text:c="2"/>MySQL Workbench - Datenbankwerkzeug</text:p>
      <text:p text:style-name="P2">- <text:s text:c="2"/>PHP 5.6 - Skriptsprache</text:p>
      <text:p text:style-name="P2">- <text:s text:c="2"/>LibreOffice - Dokumentationswerkzeug</text:p>
      <text:p text:style-name="P2">- <text:s text:c="2"/>FileZilla - FTP Clientsoftware</text:p>
      <text:p text:style-name="P2">- <text:s text:c="2"/>PuTTY - Terminalemulator</text:p>
      <text:p text:style-name="P2">- <text:s text:c="2"/>Apache - Webserver</text:p>
      <text:p text:style-name="P2">- <text:s text:c="2"/>UML Designer - Grafisches Modellierungswerkzeug</text:p>
      <text:p text:style-name="P1"/>
      <text:p text:style-name="P1">-----------------------------------------------------------------------------------------------------------------------------------------------------------------------------------------</text:p>
      <text:p text:style-name="P1"/>
      <text:p text:style-name="P3">Vorläufige Kosten-Nutzen-Analyse:</text:p>
      <text:p text:style-name="P3"/>
      <text:p text:style-name="P3">Die Projektdurchfuehrung kann entweder durch einen Praktikanten oder durch einen festangestellten Softwareentwickler erfolgen. Da die verwendete Software nahezu ausschliesslich kostenfrei zur verfuegung steht (Open-Source) fallen hierbei keine zusaetzlichen Aufwendungen an. </text:p>
      <text:p text:style-name="P3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3"/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Kosten eine festangestellten Mitarbeiters</text:p>
          </table:table-cell>
          <table:table-cell table:style-name="Tabelle1.C1" office:value-type="string">
            <text:p text:style-name="P7">Kosten eines Praktikanten</text:p>
          </table:table-cell>
        </table:table-row>
        <table:table-row>
          <table:table-cell table:style-name="Tabelle1.A2" office:value-type="string">
            <text:p text:style-name="P7">Kosten pro Stunde</text:p>
          </table:table-cell>
          <table:table-cell table:style-name="Tabelle1.A2" office:value-type="string">
            <text:p text:style-name="P7">50 €</text:p>
          </table:table-cell>
          <table:table-cell table:style-name="Tabelle1.C2" office:value-type="string">
            <text:p text:style-name="P7">10 €</text:p>
          </table:table-cell>
        </table:table-row>
        <table:table-row>
          <table:table-cell table:style-name="Tabelle1.A2" office:value-type="string">
            <text:p text:style-name="P7">Anzahl der benoetigten Stunden</text:p>
          </table:table-cell>
          <table:table-cell table:style-name="Tabelle1.A2" office:value-type="string">
            <text:p text:style-name="P7">56</text:p>
          </table:table-cell>
          <table:table-cell table:style-name="Tabelle1.C2" office:value-type="string">
            <text:p text:style-name="P7">70</text:p>
          </table:table-cell>
        </table:table-row>
        <table:table-row>
          <table:table-cell table:style-name="Tabelle1.A2" office:value-type="string">
            <text:p text:style-name="P7">Gesamt:</text:p>
          </table:table-cell>
          <table:table-cell table:style-name="Tabelle1.A2" office:value-type="string">
            <text:p text:style-name="P7">2800 €</text:p>
          </table:table-cell>
          <table:table-cell table:style-name="Tabelle1.C2" office:value-type="string">
            <text:p text:style-name="P7">700 €</text:p>
          </table:table-cell>
        </table:table-row>
      </table:table>
      <text:p text:style-name="P3"/>
      <text:p text:style-name="P3"/>
      <text:p text:style-name="P3">Es ergibt sich somit ein Entwicklungskostenvorteil für das Unternehmen von 2100 Euro.</text:p>
      <text:p text:style-name="P3"/>
      <text:p text:style-name="P3">Das Unternehmen erwartet den Verkauf von 10 Apps pro Monat zu einem Preis von jeweils 50 Euro an einzelne Hotels. Dadurch wird ein Umsatz von 6000 Euro erziel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3:43:23.158000000</dc:date>
    <meta:editing-duration>PT1H3M40S</meta:editing-duration>
    <meta:editing-cycles>26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35" meta:word-count="216" meta:character-count="1918" meta:non-whitespace-character-count="1704"/>
  </office:meta>
</office:document-meta>
</file>